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Bez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ле проведения служебной проверки в отношении гражданского служащего к его личному делу приобщается:</text:p>
          </table:table-cell>
          <table:table-cell office:value-type="string" calcext:value-type="string">
            <text:p>копия приказа о проведении служебной проверки и копия заключения по результатам служебной проверк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ключение по результатам служебной проверки, копия приказа о привлечении к дисциплинарной ответственн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пия заключения по результатам служебной проверки, копия приказа о привлечении к дисциплинарной ответственности, объяснение гражданского служащег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ттестация гражданского служащего проводится:</text:p>
          </table:table-cell>
          <table:table-cell office:value-type="string" calcext:value-type="string">
            <text:p><text:s/>один раз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в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значении на вышестоящую долж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спытание при поступлении на гражданскую службу устанавливается продолжительностью на срок:</text:p>
          </table:table-cell>
          <table:table-cell office:value-type="string" calcext:value-type="string">
            <text:p>от 1 до 3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3 месяцев до 1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6 месяцев до 1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 соответствии с разделом V «По противодействию коррупции, обеспечения работы с кадрами и вопросов безопасности» Перечня специальных донесений, представляемых территориальными органами ФССП России на имя директора ФССП - главного судебного пристава Российской Федерации <text:s/>приказа ФССП России от 20.04.2012 № 195 «О представлении территориальными органами ФССП России специальных донесений в Федеральную службу судебных приставов» территориальные органы ФССП России в случае обнаружения чрезвычайного происшествия представляют специальные донесения в центральный аппарат ФССП России:</text:p>
          </table:table-cell>
          <table:table-cell office:value-type="string" calcext:value-type="string">
            <text:p>не позднее 12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24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36 час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прос о целесообразности создания подразделений по профилактике коррупционных и иных правонарушений как меры по совершенствованию государственного управления в целях предупреждения коррупции рассмотрен в:</text:p>
          </table:table-cell>
          <table:table-cell office:value-type="string" calcext:value-type="string">
            <text:p>Федеральном законе «О противодействии коррупции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м законе «О государственной гражданской службе в Российской Федерации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ьном плане противодействия корруп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 соответствии с п. 3 ст. 144 УПК РФ руководитель следственного органа и прокурор вправе продлить срок проверки сообщения о любом совершённом или готовящемся преступлении:</text:p>
          </table:table-cell>
          <table:table-cell office:value-type="string" calcext:value-type="string">
            <text:p>до 30 суток при необходимости проведения документальных проверок или ревизи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 40 суток при необходимости истребования дополнительных сведений, подтверждающих виновность ли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 60 суток при необходимости получения актов документальных проверок или ревиз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Федеральным законом «О противодействии коррупции» от 25.12.2008 № 272-ФЗ для целей закона используются основные понятия – коррупция:</text:p>
          </table:table-cell>
          <table:table-cell office:value-type="string" calcext:value-type="string">
            <text:p>утрата документов, содержащих государственную тайну, дача (получение) взятки, злоупотребление полномочиями, присвоение полномочий должностного ли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могательство, злоупотребление служебным положением, дача (получение) взятки, мошенничеств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лоупотребление служебным положением, дача (получение) взятки, злоупотребление полномочиями, коммерческий подкуп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огласно п. 4 ст. 12 ФЗ «О противодействии коррупции» от 25.12.2008 № 273-ФЗ работодатель при заключении трудового договора с гражданином, замещавшим должности государственной или муниципальной службы, перечень которых устанавливается нормативными правовыми актами Российской Федерации в течение ….. после его увольнения с государственной или муниципальной службы обязан в ….. срок сообщать о заключении такого договора представителю нанимателя (работодателю) государственного или муниципального служащего по последнему месту его службы в порядке, установленном нормативными правовыми актами Российской Федерации:</text:p>
          </table:table-cell>
          <table:table-cell office:value-type="string" calcext:value-type="string">
            <text:p>…..в течение года <text:s/>после его увольнения ….. в пятидневный срок…..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..в течение двух лет после его увольнения ..... в десятидневный срок…..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..в течение трёх лет после его увольнения.... в пятнадцатидневный срок…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Свидетелем является:</text:p>
          </table:table-cell>
          <table:table-cell office:value-type="string" calcext:value-type="string">
            <text:p>лицо, которое непосредственно присутствовало при совершении преступления и видело преступ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ицо, <text:s/>которому могут быть известны какие-либо обстоятельства, имеющие значение для расследования де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цо, достигшее 14-летнего возрас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Заявление о преступлении:</text:p>
          </table:table-cell>
          <table:table-cell office:value-type="string" calcext:value-type="string">
            <text:p>должно быть написано собственноруч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 содержать сведения о месте работы и местожительства заяв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 быть сделано в устном или письменном вид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аковы последствия осуждения гражданского служащего к наказанию, исключающему возможность исполнения должностных обязанностей по должности государственной службы (гражданской службы), по приговору суда, вступившему в законную силу?</text:p>
          </table:table-cell>
          <table:table-cell office:value-type="string" calcext:value-type="string">
            <text:p>прекращение служебного контрак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влечение гражданского служащего к дисциплинарной ответств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каких последствий не влеч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азрешено ли государственному служащему получать в связи с исполнением должностных обязанностей вознаграждение от физических и юридических лиц?</text:p>
          </table:table-cell>
          <table:table-cell office:value-type="string" calcext:value-type="string">
            <text:p>нет, не разреше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зрешено, если стоимость подарка не превышает 5 МРО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решено, если стоимость подарка не превышает 2 МРО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реше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 случае отказа гражданского служащего от дачи объяснений в письменной форме при проведении в отношении него служебной проверки:</text:p>
          </table:table-cell>
          <table:table-cell office:value-type="string" calcext:value-type="string">
            <text:p>служебная проверка не проводи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ставляется соответствующий ак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кращается служебный контракт с данным государственным служащи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сударственного служащего обязывают дать объяснение с установлением определенного срока предст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исциплинарное взыскание может быть применено к государственному служащему:</text:p>
          </table:table-cell>
          <table:table-cell office:value-type="string" calcext:value-type="string">
            <text:p>не позднее 6 месяцев со дня совершения дисциплинарного проступ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1 месяца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1 года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ремя привлечения к дисциплинарной ответственности не ограниче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еисполнение или ненадлежащее исполнение должностным лицом своих обязанностей вследствие недобросовестного или небрежного отношения к службе, если это повлекло причинение крупного ущерба или существенное нарушение прав и законных интересов граждан или организаций, либо охраняемых законом интересов общества и государства влечет за собой:</text:p>
          </table:table-cell>
          <table:table-cell office:value-type="string" calcext:value-type="string">
            <text:p>привлечение виновного лица к дисциплинарной ответств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влечение виновного лица к административной ответств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влечение виновного лица к уголовной ответственн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влечет никаких последств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Обязан ли государственный служащий сообщать представителю нанимателя о личной заинтересованности при исполнении им должностных обязанностей?</text:p>
          </table:table-cell>
          <table:table-cell office:value-type="string" calcext:value-type="string">
            <text:p>да, обязан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е обязан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усмотрение государственного служащег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Имеет ли право судебный пристав при осуществлении своей деятельности допускать ущемление прав и законных интересов граждан и организаций?</text:p>
          </table:table-cell>
          <table:table-cell office:value-type="string" calcext:value-type="string">
            <text:p>да, име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, не име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меет, с разрешения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лужебная проверка в отношении государственного служащего может проводиться :</text:p>
          </table:table-cell>
          <table:table-cell office:value-type="string" calcext:value-type="string">
            <text:p>по решению представителя нанима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письменному заявлению государственного служащег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 или по письменному заявлению государственного служащег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 случае исполнения государственным служащим неправомерного поручения он:</text:p>
          </table:table-cell>
          <table:table-cell office:value-type="string" calcext:value-type="string">
            <text:p>несет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сет дисциплинарную, гражданско-правовую, административную или уголовную ответственность в соответствии с действующим законодательст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несет ответственности, так как исполнил неправомерное поручение, данное ему вышестоящим должностным лиц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сет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 какой срок государственный служащий должен представлять представителю нанимателя сведения о доходах, об имуществе и обязательствах имущественного характера?</text:p>
          </table:table-cell>
          <table:table-cell office:value-type="string" calcext:value-type="string">
            <text:p>ежегодно, не позднее 30 апреля года, следующего за отчетны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жегодно, не позднее 30 марта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, не позднее 31 января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любое удобное для государственного служащего время в течении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Что является основанием для проведения служебной проверки? </text:p>
          </table:table-cell>
          <table:table-cell office:value-type="string" calcext:value-type="string">
            <text:p>обращение физического или юридического ли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руководителя Управления ФССП РФ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акт нарушения действующего законодательства работником территориального органа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й проступок работника территориального органа ФССП Росс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На основании какого документа осуществляется организация совместной работы по обмену информацией и проведению практических мероприятий между территориальным органом ФССП России и правоохранительными органами?</text:p>
          </table:table-cell>
          <table:table-cell office:value-type="string" calcext:value-type="string">
            <text:p>договор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а Президента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я главы администрации области, гор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глаш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Какой статьей Уголовного Кодекса РФ, предусмотрена санкция за внесение исправлений в квитанционную книжку (подчисток, исправлений) из корыстной или иной заинтересованности?</text:p>
          </table:table-cell>
          <table:table-cell office:value-type="string" calcext:value-type="string">
            <text:p>ст. 292 УК РФ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. 158 УК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. 293 УК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Что должен сделать судебный приста-.исполнитель при ошибочном внесении записи в квитанционной книжке?</text:p>
          </table:table-cell>
          <table:table-cell office:value-type="string" calcext:value-type="string">
            <text:p>произвести подтирку, подчистк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делать запись «ошибочно» и заполнить следующую квитанци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мазать запись корректор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рвать и выбросить испорченную квитанци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Какие помещения территориального органа ФССП России имеет право беспрепятственно посещать работник отдела противодействия коррупции, работы с кадрами и вопросов безопасности?</text:p>
          </table:table-cell>
          <table:table-cell office:value-type="string" calcext:value-type="string">
            <text:p>вс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се, кроме касс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, кроме кассы и комнаты для хранения оруж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 соответствии с действующим законодательством, какой срок для добровольного исполнения может быть установлен судебным приставом-исполнителем <text:s/>при исполнении требований исполнительного документа о конфискации имущества?</text:p>
          </table:table-cell>
          <table:table-cell office:value-type="string" calcext:value-type="string">
            <text:p>сутк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ое сут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ь сут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устанавлив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Какими нормативными документами регламентируется порядок учета, изъятия и перечисления денежных средств, поступающих во временное распоряжение подразделений судебных приставов?</text:p>
          </table:table-cell>
          <table:table-cell office:value-type="string" calcext:value-type="string">
            <text:p>Конституцией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РФ «Об исполнительном производстве», Приказом Минюста России №11 и Минфина России №15н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логовым кодексом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АП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К РФ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Допустимый срок сдачи в банк денежных средств, изъятых судебным приставом-исполнителем у должника:</text:p>
          </table:table-cell>
          <table:table-cell office:value-type="string" calcext:value-type="string">
            <text:p>в <text:s/>течении пяти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следующий операционный ден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и тре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еречисляются ли на счет подразделений судебных приставов денежные средства, полученные от реализации арестованного имущества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Является ли ограничением, установленным действующим законодательством для государственного гражданского служащего предоставление им сведений о своих доходах, имуществе и обязательствах имущественного характера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Каким документом регламентируется должностные обязанности судебного пристава?</text:p>
          </table:table-cell>
          <table:table-cell office:value-type="string" calcext:value-type="string">
            <text:p>Конституцией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АП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стным регламенто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кой срок проведения служебной проверки?</text:p>
          </table:table-cell>
          <table:table-cell office:value-type="string" calcext:value-type="string">
            <text:p>1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На какой срок может быть продлена служебная проверка?</text:p>
          </table:table-cell>
          <table:table-cell office:value-type="string" calcext:value-type="string">
            <text:p>1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родлев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Какой документ составляется при отказе судебного пристава давать объяснения в ходе служебной проверки?</text:p>
          </table:table-cell>
          <table:table-cell office:value-type="string" calcext:value-type="string">
            <text:p>составляется акт за подписью членов комисс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ставляется акт за подписью председателя коми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ставляется акт за подписью начальника отдела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Какие меры реагирования проводятся в отношении судебного пристава, <text:s/>допустившего нарушение служебной дисциплины?</text:p>
          </table:table-cell>
          <table:table-cell office:value-type="string" calcext:value-type="string">
            <text:p>проводится служебная провер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водится проверка комиссией по соблюдению требований к служебному поведению государственных гражданских служащи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водится проверка административной комисси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прос выносится на рассмотрение товарищеского су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ак <text:s/>квалифицирует УК РФ <text:s/>виновно совершенное <text:s/>общественно опасное деяние, запрещенное УК РФ под угрозой наказания ( ст. 14 УК РФ)?</text:p>
          </table:table-cell>
          <table:table-cell office:value-type="string" calcext:value-type="string">
            <text:p>проступок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ступлени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Как квалифицирует <text:s/>УК РФ умышленное совместное участие двух или более лиц в совершении умышленного преступления (ст. 32 УК РФ)?</text:p>
          </table:table-cell>
          <table:table-cell office:value-type="string" calcext:value-type="string">
            <text:p>партнерств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участи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Как квалифицирует УК РФ лицо, непосредственно совершившее преступление либо непосредственно участвовавшее в его совершении совместно с другими лицами… (ст. 33 УК РФ)?</text:p>
          </table:table-cell>
          <table:table-cell office:value-type="string" calcext:value-type="string">
            <text:p>организат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нител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обни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Как квалифицирует УК РФ <text:s/>лицо, содействовавшее совершению преступления советами, указаниями, предоставлением информации…либо устранением препятствий… (ст. 33 УК РФ).</text:p>
          </table:table-cell>
          <table:table-cell office:value-type="string" calcext:value-type="string">
            <text:p>пособни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рганизат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стрекатель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Как квалифицирует УК РФ хищение чужого имущества или приобретения права на чужое имущество путем обмана или злоупотребления доверием (ст. 159 УК РФ)?</text:p>
          </table:table-cell>
          <table:table-cell office:value-type="string" calcext:value-type="string">
            <text:p>вымогательств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шенничество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Как <text:s/>квалифицирует УК РФ хищение чужого имущества, вверенного виновному (ст. 160 УК РФ)?</text:p>
          </table:table-cell>
          <table:table-cell office:value-type="string" calcext:value-type="string">
            <text:p>присвоение или растра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раж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Какую ответственность несут граждане за осуществление предпринимательской деятельности без государственной регистрации или без специального разрешения (лицензии)?</text:p>
          </table:table-cell>
          <table:table-cell office:value-type="string" calcext:value-type="string">
            <text:p>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дминистративную ответственност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Является ли преступлением использование должностным лицом своих служебных полномочий вопреки интересам службы, если это деяние совершено из корыстной или иной личной заинтересованности и повлекло существенное нарушение прав и законных интересов граждан…(ст. 285 УК РФ)?</text:p>
          </table:table-cell>
          <table:table-cell office:value-type="string" calcext:value-type="string">
            <text:p><text:s/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Является ли преступлением совершение должностным лицом действий, явно выходящих за пределы его полномочий и повлекших существенное нарушение прав и законных интересов граждан…(ст. 286 УК РФ)?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Является ли преступлением учреждение должностным лицом <text:s/>организации, осуществляющей предпринимательскую деятельность, либо участие в управлении такой организацией лично или через доверенное лицо вопреки запрету, установленному законом, если эти деяния связаны с предоставлением такой организации льгот и преимуществ или с покровительством в иной форме (ст. 289 УК РФ)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Является ли преступлением получение должностным лицом лично или через посредника взятки в виде денег, ценных бумаг, иного имущества или выгод имущественного характера за действия(бездействия) в пользу взяткодателя…если такие действия (бездействия) входят в служебные полномочия должностного лица…(ст.290 УК РФ)?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Является ли преступлением внесение должностным лицом…в официальные документы заведомо ложных сведений, а равно внесение в указанные документы исправлений, искажающих их действительное содержание, если эти деяния совершены из корыстной или иной личной заинтересованности (ст. 292 УК РФ)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Как квалифицирует УК РФ неисполнение или <text:s/>ненадлежащее исполнение должностным лицом своих служебных обязанностей вследствие недобросовестного или небрежного отношения к службе, если это повлекло причинение крупного ущерба (ст. 293 УК РФ)?</text:p>
          </table:table-cell>
          <table:table-cell office:value-type="string" calcext:value-type="string">
            <text:p>бездейств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алатность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?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<text:s/>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ь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В соответствии с приказом ФССП России от 03.03.2010 № 105 при возбуждении уголовных дел по признакам коррупционных правонарушений в отношении государственных гражданских служащих территориальных органов, проводятся проверки (комплексные, тематические, целевые) структурных подразделений, в которых выявлены правонарушения, в срок:</text:p>
          </table:table-cell>
          <table:table-cell office:value-type="string" calcext:value-type="string">
            <text:p>не позднее 10 <text:s/>дней с момента возбуждения уголовного де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15 дней с момента возбуждения уголовного де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30 <text:s/>дней с момента возбуждения уголовного де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Какие взыскания налагаются на гражданских служащих за несоблюдение ограничений и запретов, требований о предотвращении или об урегулировании конфликта интересов и неисполнение обязанностей, установленных в целях противодействия коррупции в соответствии со ст. 59.1 Федерального закона от 27.07.2004 года № 79-ФЗ «О государственной гражданской службе РФ»?</text:p>
          </table:table-cell>
          <table:table-cell office:value-type="string" calcext:value-type="string">
            <text:p>замеча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гов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полном должностном соответств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7:15</meta:creation-date>
    <dc:date>2018-01-17T06:47:34</dc:date>
    <meta:generator>LibreOffice/5.2.7.2$Linux_X86_64 LibreOffice_project/20m0$Build-2</meta:generator>
    <meta:document-statistic meta:table-count="1" meta:cell-count="6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